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8d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鄭玉麗 153（1921.07.04-2006.07.21）</text:p>
      <text:p text:style-name="P1"/>
      <text:p text:style-name="P1">新竹人。出身北門地區望族，4歲時舉家遷</text:p>
      <text:p text:style-name="P1"/>
      <text:p text:style-name="P1">居臺北。在求學階段，先後就讀於蓬萊公學校（今</text:p>
      <text:p text:style-name="P1"/>
      <text:p text:style-name="P1">蓬萊國小）、臺北第三高等女子學校（今中山女</text:p>
      <text:p text:style-name="P1"/>
      <text:p text:style-name="P1">中）。在三高女期間，體認到日本教育體制下，</text:p>
      <text:p text:style-name="P1"/>
      <text:p text:style-name="P1">女性被教育成為一個賢妻良母，但這並不侷限其</text:p>
      <text:p text:style-name="P1"/>
      <text:p text:style-name="P1">對性別角色的認知，關注當時男女兩性不平等、</text:p>
      <text:p text:style-name="P1"/>
      <text:p text:style-name="P1">娼妓以及弱勢婦女的救濟問題，以及家庭、職場</text:p>
      <text:p text:style-name="P1"/>
      <text:p text:style-name="P1">對女性的歧視，也促使她日後加入婦女工作的行</text:p>
      <text:p text:style-name="P1"/>
      <text:p text:style-name="P1">列。154</text:p>
      <text:p text:style-name="P1"/>
      <text:p text:style-name="P1">戰後初期，臺北市百廢待興，首次投入婦女工作，號召三百多位婦女，</text:p>
      <text:p text:style-name="P1"/>
      <text:p text:style-name="P1">組織婦女大隊，從事重建工作。當時臺北市外科醫生謝娥（另有傳）對婦女</text:p>
      <text:p text:style-name="P1"/>
      <text:p text:style-name="P1">問題特別關心，得知鄭玉麗組織婦女團體投入戰後重建工作，大表贊同，乃</text:p>
      <text:p text:style-name="P1"/>
      <text:p text:style-name="P1">號召熱心人士前來協助，並進一步將該婦女團體組織化。民國 34年（1945）</text:p>
      <text:p text:style-name="P1"/>
      <text:p text:style-name="P1">11月婦女會籌備委員會成立，每週定期於延平北路謝娥家中聚會。民國 35年</text:p>
      <text:p text:style-name="P1"/>
      <text:p text:style-name="P1">（1946）2月 17日，臺北市婦女會成立大會在中山堂舉行，鄭玉麗擔任常務</text:p>
      <text:p text:style-name="P1"/>
      <text:p text:style-name="P1">理事一職。同年 3月間，各縣市婦女會在李緞（另有傳）、吳清香與鄭玉麗的</text:p>
      <text:p text:style-name="P1"/>
      <text:p text:style-name="P1">協助下也陸續成立。同年 5月 16日，臺灣省婦女會成立，並在中山堂召開第</text:p>
      <text:p text:style-name="P1"/>
      <text:p text:style-name="P1">一次全省代表大會，會中推選謝娥為首任理事長，鄭玉麗則擔任常務理事一</text:p>
      <text:p text:style-name="P1"/>
      <text:p text:style-name="P1">職。第一次全省代表大會後並向臺灣省社會處登記，成為臺灣省第一個合法</text:p>
      <text:p text:style-name="P1"/>
      <text:p text:style-name="P1">成立的民眾團體。民國 46年（1957）5月至民國 54年（1965）12月，鄭玉麗擔</text:p>
      <text:p text:style-name="P1"/>
      <text:p text:style-name="P1">任第六到八屆理事長。155</text:p>
      <text:p text:style-name="P1"/>
      <text:p text:style-name="P1">戰後數年間，臺灣物資非常缺乏，人民生活困苦，臺灣省婦女會初期以</text:p>
      <text:p text:style-name="P1"/>
      <text:p text:style-name="P1">救濟為主要的工作目標。婦女會動員女學生義演以籌措經費，再向糧食局大</text:p>
      <text:p text:style-name="P1"/>
      <text:p text:style-name="P1">量採購米糧之外，也向中國大陸災胞救濟總會申請提供麵粉以及衣料，分送給急需救援的民眾。</text:p>
      <text:p text:style-name="P1"/>
      <text:p text:style-name="P1">在擔任理事長期間，推動多項工作。首先是保護養女運動，這是臺灣省</text:p>
      <text:p text:style-name="P1"/>
      <text:p text:style-name="P1">婦女會的工作重點，該運動是響應時任臺灣省議員的呂錦花（另有傳）在民國</text:p>
      <text:p text:style-name="P1"/>
      <text:p text:style-name="P1">40年（1951）臺灣省議會第二次大會中提出「如何保護養女」質詢後所開展。</text:p>
      <text:p text:style-name="P1"/>
      <text:p text:style-name="P1">由於臺灣社會缺乏完善的養女收養制度，養女易成為娼妓業的來源。。婦女</text:p>
      <text:p text:style-name="P1"/>
      <text:p text:style-name="P1">會的反娼工作有 3個重點：救出娼妓、訓練生活技能以及輔導就業，從早期的</text:p>
      <text:p text:style-name="P1"/>
      <text:p text:style-name="P1">手工藝訓練、家事訓練、通訊訓練到資訊訓練，並配合政府力量成立相關單</text:p>
      <text:p text:style-name="P1"/>
      <text:p text:style-name="P1"><text:soft-page-break/>位進行輔導就業。156</text:p>
      <text:p text:style-name="P1"/>
      <text:p text:style-name="P1">其次，持續進行社會救濟，對於貧婦、產婦、疾病流浪者、養女以及</text:p>
      <text:p text:style-name="P1"/>
      <text:p text:style-name="P1">被虐待婦女進行援助。此外，輔導女傭就業，民國 46年（1957）9月，臺灣</text:p>
      <text:p text:style-name="P1"/>
      <text:p text:style-name="P1">省婦女會訂定輔導女傭就業實施辦法，藉著輔導女傭就業，來解決婦女的就</text:p>
      <text:p text:style-name="P1"/>
      <text:p text:style-name="P1">業問題，以協助婦女減輕家累。同時，關心婦女之技能訓練，自民國 44年</text:p>
      <text:p text:style-name="P1"/>
      <text:p text:style-name="P1">（1955）開始，就舉辦各種家事職業補習班，包括線網班、抽紗刺繡班、造花</text:p>
      <text:p text:style-name="P1"/>
      <text:p text:style-name="P1">班、車繡班、旗袍班、手工藝班、百景服裝設計班、插花班、職業婦女家事</text:p>
      <text:p text:style-name="P1"/>
      <text:p text:style-name="P1">訓練班、中西菜烹飪班、西點班、縫紉班以及駕駛、電髮等課程。技能訓練</text:p>
      <text:p text:style-name="P1"/>
      <text:p text:style-name="P1">目的在使農村婦女有一技之長，可以直接從事生產，促進家庭生活的改善。</text:p>
      <text:p text:style-name="P1"/>
      <text:p text:style-name="P1">另外，也提供調解糾紛，主要包括家庭糾紛、婚姻糾紛、養女糾紛、同居糾</text:p>
      <text:p text:style-name="P1"/>
      <text:p text:style-name="P1">紛等等。</text:p>
      <text:p text:style-name="P1"/>
      <text:p text:style-name="P1">除了婦女會之外，也積極參與中國國民黨婦女運動部以及中華婦女聯</text:p>
      <text:p text:style-name="P1"/>
      <text:p text:style-name="P1">合會的活動。民國 36年（1947）9月到民國 38年（1949）8月，擔任中國國</text:p>
      <text:p text:style-name="P1"/>
      <text:p text:style-name="P1">民黨臺灣省黨部婦女運動委員會委員；民國 37年（1948）2月至民國 40年</text:p>
      <text:p text:style-name="P1"/>
      <text:p text:style-name="P1">（1951）12月擔任中國國民黨臺北市黨部婦女運動委員會委員；民國 39年</text:p>
      <text:p text:style-name="P1"/>
      <text:p text:style-name="P1">（1950）10月至民國 42年（1953）3月擔任中央改造委員會婦女運動委員會委</text:p>
      <text:p text:style-name="P1"/>
      <text:p text:style-name="P1">員；民國 39年（1950）4月開始擔任中華婦女聯合會委員以及中華婦女反共救</text:p>
      <text:p text:style-name="P1"/>
      <text:p text:style-name="P1">國聯合會臺北市分會常務委員，期間數度參與勞軍與眷村服務等相關活動；</text:p>
      <text:p text:style-name="P1"/>
      <text:p text:style-name="P1">並自民國 65年（1976）起，多次擔任中國國民黨全國代表大會中央委員、中</text:p>
      <text:p text:style-name="P1"/>
      <text:p text:style-name="P1">央評議委員以及主席團主席。</text:p>
      <text:p text:style-name="P1"/>
      <text:p text:style-name="P1">民國 37年（1948）當選第一屆國民大會代表，至民國 80年（1991）退職為止，共 44年。擔任國民大會代表期間，對於婦女問題與社會問題特別注</text:p>
      <text:p text:style-name="P1"/>
      <text:p text:style-name="P1">重：1.主張女性參與外交工作，民國 43年（1954）國大第二次會議提案指出</text:p>
      <text:p text:style-name="P1"/>
      <text:p text:style-name="P1">外交工作有歧視女性的現象，建議「婦女參政應徹底而全面化，外交方面，請</text:p>
      <text:p text:style-name="P1"/>
      <text:p text:style-name="P1">政府發表女性外交官案」。157 2.持續關注娼妓問題，曾多次提案，要求「政府</text:p>
      <text:p text:style-name="P1"/>
      <text:p text:style-name="P1">限期肅清娼妓以正社會風氣，而維護婦女人權案」；或「建議政府廢除『娼妓</text:p>
      <text:p text:style-name="P1"/>
      <text:p text:style-name="P1">管理法』，加強取締私娼以維善良風俗案」。3.鑑於婦女以及兒童的安全與福</text:p>
      <text:p text:style-name="P1"/>
      <text:p text:style-name="P1">利必須立法保障，建請「政府制訂婦女兒童福利法，以增加婦幼福利安定社會</text:p>
      <text:p text:style-name="P1"/>
      <text:p text:style-name="P1">案」。其他提案包括，建議重視城鄉差距問題，改善都市計畫程序，避免人口</text:p>
      <text:p text:style-name="P1"/>
      <text:p text:style-name="P1">大量集中市區；簡化申請印鑑證明辦法，以節省人力物力，而資便民案；建</text:p>
      <text:p text:style-name="P1"/>
      <text:p text:style-name="P1">議政府高級首長中，能啟用婦女人才；趕快興建地下鐵路與大眾捷運系統，</text:p>
      <text:p text:style-name="P1"/>
      <text:p text:style-name="P1">以解決都市的交通問題等等。158</text:p>
      <text:p text:style-name="P1"><text:soft-page-break/></text:p>
      <text:p text:style-name="P1">也曾投入幼教事業。民國 42年（1953）到民國 52年（1963）間創設臺北</text:p>
      <text:p text:style-name="P1"/>
      <text:p text:style-name="P1">市私立培英幼稚園，並擔任園長，但後來為償還弟債而變賣。159</text:p>
      <text:p text:style-name="P1"/>
      <text:p text:style-name="P1">夫章子惠，福建永春人，育 3子 3女。長子偉仁、次子偉義、三子偉信、</text:p>
      <text:p text:style-name="P1"/>
      <text:p text:style-name="P1">長女清清、次女楚楚。又章子惠與前妻生有 1女。（陳翠蓮、康哲瑋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00:38.891032604</meta:creation-date>
    <dc:date>2018-04-19T15:01:27.603713469</dc:date>
    <meta:editing-duration>PT48S</meta:editing-duration>
    <meta:editing-cycles>1</meta:editing-cycles>
    <meta:document-statistic meta:table-count="0" meta:image-count="0" meta:object-count="0" meta:page-count="3" meta:paragraph-count="66" meta:word-count="1920" meta:character-count="2074" meta:non-whitespace-character-count="2044"/>
    <meta:generator>LibreOffice/5.1.6.2$Linux_X86_64 LibreOffice_project/10m0$Build-2</meta:generator>
  </office:meta>
</office:document-meta>
</file>